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MembreFamilles">
      <style:text-properties style:font-name="Arial"/>
    </style:style>
    <style:style style:name="P17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6"/>
      <text:p text:style-name="P2">%=remLineWhenBlank(RECAP_PC_TITRE,1)=%</text:p>
      <text:p text:style-name="P4">%=remLineWhenBlank(RECAP_PC_TEXTE,1)=%</text:p>
      <text:p text:style-name="P4"/>
      <text:p text:style-name="P5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02-08T10:42:42.78</dc:date>
    <meta:editing-cycles>48</meta:editing-cycles>
    <meta:editing-duration>PT3H18M24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